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2.629cm"/>
      <style:paragraph-properties style:writing-mode="lr-tb"/>
    </style:style>
    <style:style style:name="pr6" style:family="presentation" style:parent-style-name="Default-outline1" style:list-style-name="L2">
      <style:graphic-properties fo:min-height="8.884cm"/>
      <style:paragraph-properties style:writing-mode="lr-tb"/>
    </style:style>
    <style:style style:name="pr7" style:family="presentation" style:parent-style-name="Default-title" style:list-style-name="L1">
      <style:graphic-properties fo:min-height="2.629cm"/>
      <style:paragraph-properties style:writing-mode="lr-tb"/>
    </style:style>
    <style:style style:name="pr8" style:family="presentation" style:parent-style-name="Default-title" style:list-style-name="L1">
      <style:graphic-properties fo:min-height="2.629cm"/>
      <style:paragraph-properties style:writing-mode="lr-tb"/>
    </style:style>
    <style:style style:name="pr9" style:family="presentation" style:parent-style-name="Default-title" style:list-style-name="L2">
      <style:graphic-properties fo:min-height="2.629cm"/>
      <style:paragraph-properties style:writing-mode="lr-tb"/>
    </style:style>
    <style:style style:name="pr10" style:family="presentation" style:parent-style-name="Default-title" style:list-style-name="L1">
      <style:graphic-properties fo:min-height="2.629cm"/>
      <style:paragraph-properties style:writing-mode="lr-tb"/>
    </style:style>
    <style:style style:name="pr11" style:family="presentation" style:parent-style-name="Default-title">
      <style:graphic-properties fo:min-height="3.86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 style:writing-mode="lr-tb"/>
      <style:text-properties style:font-name="Frutiger Light Condense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style:writing-mode="lr-tb"/>
      <style:text-properties style:font-name="Frutiger Light Condensed"/>
    </style:style>
    <style:style style:name="P6" style:family="paragraph">
      <style:paragraph-properties fo:text-align="start" style:writing-mode="lr-tb"/>
      <style:text-properties style:font-name="Frutiger Light Condensed"/>
    </style:style>
    <style:style style:name="P7" style:family="paragraph">
      <style:paragraph-properties fo:margin-top="0.5cm" fo:margin-bottom="0cm"/>
    </style:style>
    <style:style style:name="P8" style:family="paragraph">
      <style:paragraph-properties fo:margin-top="0.5cm" fo:margin-bottom="0cm" style:writing-mode="lr-tb"/>
      <style:text-properties style:font-name="Frutiger Light Condensed"/>
    </style:style>
    <style:style style:name="P9" style:family="paragraph"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Frutiger Light Condensed" fo:font-size="10pt" style:font-size-asian="10pt" style:font-size-complex="10pt"/>
    </style:style>
    <style:style style:name="P11" style:family="paragraph">
      <style:paragraph-properties>
        <style:tab-stops>
          <style:tab-stop style:position="20.466cm"/>
        </style:tab-stops>
      </style:paragraph-properties>
    </style:style>
    <style:style style:name="P12" style:family="paragraph">
      <style:paragraph-properties style:writing-mode="lr-tb">
        <style:tab-stops>
          <style:tab-stop style:position="20.466cm"/>
        </style:tab-stops>
      </style:paragraph-properties>
      <style:text-properties style:font-name="Frutiger Light Condensed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margin-left="0cm" fo:margin-right="0cm" fo:text-align="start" fo:text-indent="0cm"/>
    </style:style>
    <style:style style:name="P15" style:family="paragraph">
      <style:paragraph-properties fo:margin-top="0.5cm" fo:margin-bottom="0cm" fo:text-align="start"/>
    </style:style>
    <style:style style:name="P16" style:family="paragraph">
      <style:paragraph-properties fo:margin-top="0.5cm" fo:margin-bottom="0cm" fo:text-align="start" style:writing-mode="lr-tb"/>
      <style:text-properties style:font-name="Frutiger Light Condensed"/>
    </style:style>
    <style:style style:name="P17" style:family="paragraph">
      <loext:graphic-properties draw:fill="none" draw:fill-color="#ffffff"/>
      <style:paragraph-properties style:writing-mode="lr-tb"/>
      <style:text-properties style:font-name="Frutiger Light Condensed"/>
    </style:style>
    <style:style style:name="P18" style:family="paragraph">
      <style:paragraph-properties fo:text-align="start" style:writing-mode="lr-tb"/>
    </style:style>
    <style:style style:name="P19" style:family="paragraph">
      <style:paragraph-properties style:writing-mode="lr-tb"/>
      <style:text-properties fo:color="#c9211e"/>
    </style:style>
    <style:style style:name="P20" style:family="paragraph">
      <loext:graphic-properties draw:fill-color="#ffffff"/>
      <style:paragraph-properties fo:text-align="start" style:writing-mode="lr-tb"/>
      <style:text-properties style:font-name="Frutiger Light Condensed"/>
    </style:style>
    <style:style style:name="T1" style:family="text">
      <style:text-properties style:font-name="Frutiger Light Condensed"/>
    </style:style>
    <style:style style:name="T2" style:family="text">
      <style:text-properties style:font-name="Frutiger Light Condensed" fo:font-weight="bold" style:font-weight-asian="bold" style:font-weight-complex="bold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Frutiger Light Condensed" fo:font-weight="normal" style:font-weight-asian="normal" style:font-weight-complex="normal"/>
    </style:style>
    <style:style style:name="T5" style:family="text">
      <style:text-properties fo:color="#c9211e" style:font-name="Frutiger Light Condensed" fo:font-weight="normal" style:font-weight-asian="normal" style:font-weight-complex="normal"/>
    </style:style>
    <style:style style:name="T6" style:family="text">
      <style:text-properties fo:color="#000000" style:font-name="Frutiger Light Condensed" fo:font-weight="normal" style:font-weight-asian="normal" style:font-weight-complex="normal"/>
    </style:style>
    <style:style style:name="T7" style:family="text">
      <style:text-properties fo:color="#ff0000" style:font-name="Frutiger Light Condensed" fo:font-weight="normal" style:font-weight-asian="normal" style:font-weight-complex="normal"/>
    </style:style>
    <style:style style:name="T8" style:family="text">
      <style:text-properties fo:color="#c9211e" style:font-name="Frutiger Light Condense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c9211e" style:font-name="Frutiger Light Condensed" fo:font-weight="bold" style:font-weight-asian="bold" style:font-weight-complex="bold"/>
    </style:style>
    <style:style style:name="T12" style:family="text">
      <style:text-properties style:font-name="Frutiger Light Condensed" fo:font-size="10pt" style:font-size-asian="10pt" style:font-size-complex="10pt"/>
    </style:style>
    <style:style style:name="T13" style:family="text">
      <style:text-properties style:text-position="-33% 58%" style:font-name="Frutiger Light Condense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Frutiger Light Condensed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font-name="Frutiger Light Condensed"/>
    </style:style>
    <style:style style:name="T16" style:family="text">
      <style:text-properties fo:font-variant="normal" fo:text-transform="none" fo:color="#c9211e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 presentation:user-transformed="true">
          <draw:text-box>
            <text:p text:style-name="P1"><text:span text:style-name="T1">3D model sha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 text:style-name="P4">Implicit surfac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Implicit surface: basic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 foundations of 3D scene modeling we have discussed parametric curves and surfaces.</text:span></text:p>
              </text:list-item>
              <text:list-item>
                <text:p><text:span text:style-name="T1">Implicit surfaces form another useful class for modeling and </text:span><text:span text:style-name="T2">shape representation</text:span><text:span text:style-name="T1">.</text:span></text:p>
                <text:list>
                  <text:list-item>
                    <text:p><text:span text:style-name="T1">Often used in </text:span><text:span text:style-name="T2">intersection testing with rays</text:span><text:span text:style-name="T1"> since they are simpler to intersect than parametric surface</text:span></text:p>
                  </text:list-item>
                </text:list>
              </text:list-item>
              <text:list-item>
                <text:p><text:span text:style-name="T2">Implicit function</text:span><text:span text:style-name="T1">: f(x,y,z) = 0</text:span></text:p>
                <text:list>
                  <text:list-item>
                    <text:p><text:span text:style-name="T1">Point (x,y,z) is on implicit surface if the result is zero when point (x,y,z) is inserted into function</text:span></text:p>
                  </text:list-item>
                  <text:list-item>
                    <text:p><text:span text:style-name="T3">Signed distance: negative if (x,y,z) inside or positive if </text:span><text:span text:style-name="T1">(x,y,z) outside will be returned – therefore name </text:span><text:span text:style-name="T2">signed distance functions</text:span><text:span text:style-name="T4"> is used</text:span><text:span text:style-name="T2">.</text:span></text:p>
                  </text:list-item>
                  <text:list-item>
                    <text:p><text:span text:style-name="T4">Normal (essential shading information) can be computed using partial derivatives – the gradient of f. </text:span><text:span text:style-name="T5">&lt;FORMULA&gt;</text:span></text:p>
                    <text:list>
                      <text:list-item>
                        <text:p><text:span text:style-name="T6">In Practice, central difference can be used for approximating gradient </text:span><text:span text:style-name="T7">&lt;FORMULA&gt;</text:span></text:p>
                      </text:list-item>
                    </text:list>
                  </text:list-item>
                </text:list>
              </text:list-item>
              <text:list-item>
                <text:p><text:span text:style-name="T8">&lt;EXAMPLES of SDFs: https://iquilezles.org/articles/distfunctions/&gt;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Implicit surface: modeling</text:span></text:p>
          </draw:text-box>
        </draw:frame>
        <draw:frame presentation:style-name="pr6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7"><text:span text:style-name="T1"/></text:p>
              </text:list-header>
              <text:list-item>
                <text:p text:style-name="P7"><text:span text:style-name="T9">Constructive solid geometry</text:span><text:span text:style-name="T10"> algorithms (subtraction, addition - union) can be easily done with them</text:span></text:p>
              </text:list-item>
              <text:list-item>
                <text:p text:style-name="P7"><text:span text:style-name="T10">SDFs can be </text:span><text:span text:style-name="T1">easily deformed or blended</text:span></text:p>
                <text:list>
                  <text:list-item>
                    <text:p><text:span text:style-name="T1">This is called blobby modelling → </text:span><text:span text:style-name="T2">metaballs</text:span></text:p>
                  </text:list-item>
                </text:list>
              </text:list-item>
              <text:list-item>
                <text:p><text:span text:style-name="T11">&lt;examples&gt;:</text:span></text:p>
                <text:list>
                  <text:list-item>
                    <text:p><text:span text:style-name="T2"><text:a xlink:href="https://www.playstation.com/de-de/games/dreams/" xlink:type="simple">https://www.playstation.com/de-de/games/dreams/</text:a></text:span></text:p>
                  </text:list-item>
                  <text:list-item>
                    <text:p><text:span text:style-name="T11">Blender metaballs</text:span></text:p>
                  </text:list-item>
                </text:list>
              </text:list-item>
              <text:list-item>
                <text:p text:style-name="P7"><text:span text:style-name="T1">Transformations are done using the inverse transform applied to p, e.g., f(p-t)</text:span></text:p>
              </text:list-item>
              <text:list-item>
                <text:p text:style-name="P7"><text:span text:style-name="T1">Repeating object can be done using r=mod(p,c)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4"><text:span text:style-name="T1">Implicit surface: rendering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"><text:a xlink:href="https://www.scratchapixel.com/lessons/3d-basic-rendering/minimal-ray-tracer-rendering-simple-shapes" xlink:type="simple">https://www.scratchapixel.com/lessons/3d-basic-rendering/minimal-ray-tracer-rendering-simple-shapes</text:a></text:span></text:p>
                <text:p text:style-name="P7"><text:span text:style-name="T1"/></text:p>
              </text:list-item>
              <text:list-item>
                <text:p text:style-name="P7"><text:span text:style-name="T1">For visualization, ray-marching is often used.</text:span></text:p>
                <text:list>
                  <text:list-item>
                    <text:p><text:span text:style-name="T1">This method also enables calculating shadows, reflections, AO and other effects.</text:span></text:p>
                  </text:list-item>
                  <text:list-item>
                    <text:p><text:span text:style-name="T8">&lt;example: raymarching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Implicit surface: render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other approach is to turn the SDF into surface consisting of triangles.</text:span></text:p>
              </text:list-item>
              <text:list-item>
                <text:p><text:span text:style-name="T1">Famous algorithm for this is </text:span><text:span text:style-name="T2">marching cubes algorithm*</text:span></text:p>
              </text:list-item>
            </text:list>
          </draw:text-box>
        </draw:frame>
        <draw:frame draw:style-name="gr2" draw:text-style-name="P10" draw:layer="layout" svg:width="26.67cm" svg:height="0.687cm" svg:x="0.762cm" svg:y="13.97cm">
          <draw:text-box>
            <text:p><text:span text:style-name="T12">* Different polygonizational algorithms and GPU methods are presented for real-time rendering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Isosurface: exampl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<text:a xlink:href="https://dl.acm.org/doi/10.1145/3023368.3023377" xlink:type="simple">https://dl.acm.org/doi/10.1145/3023368.3023377</text:a></text:span></text:p>
              </text:list-item>
              <text:list-item>
                <text:p><text:span text:style-name="T2"><text:a xlink:href="https://store.steampowered.com/app/661920/Claybook/" xlink:type="simple">https://store.steampowered.com/app/661920/Claybook/</text:a></text:span></text:p>
                <text:list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><text:span text:style-name="T1">Constructive solid geometry</text:span></text:p>
          </draw:text-box>
        </draw:frame>
        <draw:frame presentation:style-name="pr4" draw:text-style-name="P1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Two main methods for visualization:</text:span></text:p>
                <text:list>
                  <text:list-item>
                    <text:p text:style-name="P11"><text:span text:style-name="T1">Stencil buffer</text:span></text:p>
                  </text:list-item>
                  <text:list-item>
                    <text:p text:style-name="P11"><text:span text:style-name="T1">Analytical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 text:style-name="P14"><text:span text:style-name="T1">Subdivision curves and surfac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Subdivision curves and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Used to make </text:span><text:span text:style-name="T2">smooth</text:span><text:span text:style-name="T1"> curves and surfaces</text:span></text:p>
              </text:list-item>
              <text:list-item>
                <text:p><text:span text:style-name="T1">Gap between discrete surface (triangle meshes) and continuous surfaces (e.g., Bezier patches)</text:span></text:p>
                <text:list>
                  <text:list-item>
                    <text:p><text:span text:style-name="T1">Useful for dynamic level of detail</text:span></text:p>
                  </text:list-item>
                </text:list>
              </text:list-item>
            </text:list>
            <text:p><text:span text:style-name="T8">&lt;example: mesh surface, parametric surface, subdivision surface&gt;</text:span></text:p>
            <text:p><text:span text:style-name="T8">&lt;example:level of detail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Subdivision curves: intui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orner cutting algorithm explains subdivision curves well.</text:span></text:p>
                <text:list>
                  <text:list-item>
                    <text:p><text:span text:style-name="T1">Initial polygon P</text:span><text:span text:style-name="T13">0</text:span><text:span text:style-name="T1"> is given which specifies control polygon: vertices are control points</text:span></text:p>
                  </text:list-item>
                  <text:list-item>
                    <text:p><text:span text:style-name="T1">Corners of given polygon are cut and this is repeated until </text:span><text:span text:style-name="T2">sharp corners are removed</text:span><text:span text:style-name="T1"> P</text:span><text:span text:style-name="T13">0</text:span><text:span text:style-name="T1"> → P</text:span><text:span text:style-name="T13">1</text:span><text:span text:style-name="T1"> → … → P</text:span><text:span text:style-name="T13">n</text:span></text:p>
                  </text:list-item>
                  <text:list-item>
                    <text:p><text:span text:style-name="T1">Result is called </text:span><text:span text:style-name="T2">limit curve</text:span><text:span text:style-name="T1"> → smooth curve since all corners are cut off</text:span></text:p>
                  </text:list-item>
                  <text:list-item>
                    <text:p><text:span text:style-name="T1">Analogy: low-pass filtering – all sharp corners (high frequency) are removed.</text:span></text:p>
                  </text:list-item>
                  <text:list-item>
                    <text:p><text:span text:style-name="T8">&lt;imag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8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Subdivision curv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ubdivision process can be done in many possible ways</text:span></text:p>
              </text:list-item>
              <text:list-item>
                <text:p><text:span text:style-name="T1">Subdivision surface is characterized by subdivision scheme</text:span></text:p>
              </text:list-item>
              <text:list-item>
                <text:p><text:span text:style-name="T8">&lt;example: meshlab subdivision&gt;</text:span><text:span text:style-name="T1"> </text:span><text:span text:style-name="T1"><text:a xlink:href="https://pymeshlab.readthedocs.io/en/0.1.8/filter_list.html#subdivision_surfaces_butterfly_subdivision" xlink:type="simple">https://pymeshlab.readthedocs.io/en/0.1.8/filter_list.html#subdivision_surfaces_butterfly_subdivision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4">Subdivision curves: Chaikin </text:span><text:span text:style-name="T1">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Given initial polygon P0 with n vertices this is simple method to raptly generate smooth curve</text:span></text:p>
              </text:list-item>
              <text:list-item>
                <text:p text:style-name="P15"><text:span text:style-name="T1">Chaikin scheme creates two new vertices between each subsequent pairs of vertices</text:span></text:p>
              </text:list-item>
              <text:list-item>
                <text:p text:style-name="P15"><text:span text:style-name="T1">After each step, original vertices are discarded and new points are reconnected – new points are created ¼ away from original vertices</text:span></text:p>
                <text:list>
                  <text:list-item>
                    <text:p text:style-name="P4"><text:span text:style-name="T8">&lt;image&gt;</text:span></text:p>
                  </text:list-item>
                  <text:list-item>
                    <text:p text:style-name="P4"><text:span text:style-name="T8">&lt;formula&gt;</text:span></text:p>
                  </text:list-item>
                </text:list>
              </text:list-item>
              <text:list-item>
                <text:p text:style-name="P4"><text:span text:style-name="T15">Properties: </text:span></text:p>
                <text:list>
                  <text:list-item>
                    <text:p text:style-name="P4"><text:span text:style-name="T15">This scheme generates quadratic B-spline</text:span></text:p>
                  </text:list-item>
                  <text:list-item>
                    <text:p text:style-name="P4"><text:span text:style-name="T15">Works only for closed polyg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15"><text:span text:style-name="T14">Subdivision curves: schem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Two main subdivision schemes exists:</text:p>
                <text:list>
                  <text:list-item>
                    <text:p>Approximating</text:p>
                  </text:list-item>
                  <text:list-item>
                    <text:p>Interpolating</text:p>
                  </text:list-item>
                </text:list>
              </text:list-item>
              <text:list-item>
                <text:p>Approximating</text:p>
                <text:list>
                  <text:list-item>
                    <text:p>Chaikin scheme</text:p>
                  </text:list-item>
                  <text:list-item>
                    <text:p>Since (original) vertices are discarded or modified, limit curve does not lie on vertices of original polygon</text:p>
                  </text:list-item>
                </text:list>
              </text:list-item>
              <text:list-item>
                <text:p>Interpolating</text:p>
                <text:list>
                  <text:list-item>
                    <text:p>Contains all vertices from previous step: limit curve goes through all points - interpolating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0" draw:text-style-name="P16" draw:layer="layout" svg:width="25.199cm" svg:height="2.629cm" svg:x="1.4cm" svg:y="0.628cm" presentation:class="title" presentation:user-transformed="true">
          <draw:text-box>
            <text:p text:style-name="P15"><text:span text:style-name="T14">Subdivision curves: interpolating schem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An example: 4 point interpolatory subdivision scheme*</text:span></text:p>
                <text:list>
                  <text:list-item>
                    <text:p><text:span text:style-name="T1">4 nearest points are took for creating a new point</text:span></text:p>
                  </text:list-item>
                  <text:list-item>
                    <text:p><text:span text:style-name="T1">All points from previous step are kept</text:span></text:p>
                  </text:list-item>
                  <text:list-item>
                    <text:p><text:span text:style-name="T1">Tensions parameter: 0 → linear interpolation, &gt; 0 → curves with different continuity parameters</text:span></text:p>
                  </text:list-item>
                  <text:list-item>
                    <text:p><text:span text:style-name="T1">Does not work directly for open polygons.</text:span></text:p>
                  </text:list-item>
                  <text:list-item>
                    <text:p><text:span text:style-name="T8">&lt;formula&gt;</text:span></text:p>
                  </text:list-item>
                  <text:list-item>
                    <text:p><text:span text:style-name="T8">&lt;image&gt;</text:span></text:p>
                  </text:list-item>
                </text:list>
              </text:list-item>
            </text:list>
          </draw:text-box>
        </draw:frame>
        <draw:frame draw:style-name="gr3" draw:text-style-name="P17" draw:layer="layout" svg:width="26.924cm" svg:height="1.038cm" svg:x="0.508cm" svg:y="14.478cm">
          <draw:text-box>
            <text:p><text:span text:style-name="T1">* https://cgvr.cs.uni-bremen.de/papers/c2scheme/c2scheme.pdf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4"><text:span text:style-name="T1">Subdivision curves: in practice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Examples in animation and modeling: </text:span><text:span text:style-name="T1"><text:a xlink:href="http://multires.caltech.edu/pubs/sig00notes.pdf" xlink:type="simple">http://multires.caltech.edu/pubs/sig00notes.pdf</text:a>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Introduced concepts on subdivision curves apply to subdivision surfaces</text:span></text:p>
              </text:list-item>
              <text:list-item>
                <text:p><text:span text:style-name="T1">Paradigm for defining smooth, continuous surfaces from meshes with arbitrary topology</text:span></text:p>
                <text:list>
                  <text:list-item>
                    <text:p><text:span text:style-name="T1">Infinite level of detail is provided: arbitrary number of triangles/polygons can be generated</text:span></text:p>
                  </text:list-item>
                  <text:list-item>
                    <text:p><text:span text:style-name="T8">&lt;example&gt;</text:span></text:p>
                  </text:list-item>
                </text:list>
              </text:list-item>
              <text:list-item>
                <text:p><text:span text:style-name="T1">Inspection of continuity is mathematically involved process and thus not straightforward.</text:span></text:p>
              </text:list-item>
              <text:list-item>
                <text:p text:style-name="P7"><text:span text:style-name="T1">Simple and easily implemented rules needed for subdivision. Two phases, that characterize subdivision scheme:</text:span></text:p>
                <text:list>
                  <text:list-item>
                    <text:p><text:span text:style-name="T1">In first, </text:span><text:span text:style-name="T2">refinement phase</text:span><text:span text:style-name="T1">, new vertices are created and reconnected for some or all vertices of </text:span><text:span text:style-name="T2">control mesh</text:span><text:span text:style-name="T1"> (initial mesh). Different refinement methods exist (e.g., how the polygon can be split)</text:span></text:p>
                  </text:list-item>
                  <text:list-item>
                    <text:p><text:span text:style-name="T1">Second, </text:span><text:span text:style-name="T2">smoothing phase</text:span><text:span text:style-name="T1">, computes new positions for some or all vertices in the mesh. Different schemes dictates the continuity of surface and whenever the surface is approximating or interpolating.</text:span></text:p>
                  </text:list-item>
                  <text:list-item>
                    <text:p><text:span text:style-name="T8">&lt;phases example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 text:style-name="P4"><text:span text:style-name="T1">Subdivision surfaces: types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Subdivision schemes can be:</text:p>
                <text:list>
                  <text:list-item>
                    <text:p>Stationary or non-stationary</text:p>
                    <text:list>
                      <text:list-item>
                        <text:p>Stationary – same rules are used in each step</text:p>
                      </text:list-item>
                      <text:list-item>
                        <text:p>Non-stationary – changes steps based on current step</text:p>
                      </text:list-item>
                    </text:list>
                  </text:list-item>
                  <text:list-item>
                    <text:p>Uniform or non-uniform</text:p>
                    <text:list>
                      <text:list-item>
                        <text:p>Uniform – same rules for every vertex or edge</text:p>
                      </text:list-item>
                      <text:list-item>
                        <text:p>Non-uniform – different rules for vertices or edges, e.g., edges that are on boundary of a surface.</text:p>
                      </text:list-item>
                    </text:list>
                  </text:list-item>
                  <text:list-item>
                    <text:p>Triangle or polygon ba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18" draw:layer="layout" svg:width="25.199cm" svg:height="2.629cm" svg:x="1.4cm" svg:y="0.628cm" presentation:class="title">
          <draw:text-box>
            <text:p text:style-name="P4"><text:span text:style-name="T1">Subdivision surfaces: </text:span>Loop subdivision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6">TODO </text:span><text:span text:style-name="T17">RTR BOOK</text:span></text:p>
              </text:list-item>
              <text:list-item>
                <text:p><text:span text:style-name="T17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4"><text:span text:style-name="T1">Subdivision surfaces: Catmull-Clark </text:span>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6">TODO </text:span><text:span text:style-name="T17">RTR BOOK</text:span></text:p>
              </text:list-item>
              <text:list-item>
                <text:p text:style-name="P7"><text:span text:style-name="T17">Meshlab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8" draw:layer="layout" svg:width="25.199cm" svg:height="2.629cm" svg:x="1.4cm" svg:y="0.628cm" presentation:class="title">
          <draw:text-box>
            <text:p text:style-name="P4">Displacement and subdivision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16">TODO </text:span><text:span text:style-name="T17">RTR BOOK</text:span></text:p>
              </text:list-item>
              <text:list-item>
                <text:p><text:span text:style-name="T17">Blender exampl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4"><text:span text:style-name="T1">Subdivision surfaces: production</text:span></text:p>
          </draw:text-box>
        </draw:frame>
        <draw:frame presentation:style-name="pr4" draw:text-style-name="P19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7">Pixar OpenSubdiv</text:span></text:p>
              </text:list-item>
              <text:list-item>
                <text:p><text:span text:style-name="T17">RTR BOO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1" draw:text-style-name="P6" draw:layer="layout" svg:width="25.199cm" svg:height="3.863cm" svg:x="1.4cm" svg:y="0.011cm" presentation:class="title" presentation:user-transformed="true">
          <draw:text-box>
            <text:p text:style-name="P4"><text:span text:style-name="T1">Subdivision surfac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Catmull-Clark subdivision surfac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 presentation:user-transformed="true">
          <draw:text-box>
            <text:p text:style-name="P14">Voxels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3" draw:text-style-name="P9" draw:layer="layout" svg:width="25.199cm" svg:height="2.629cm" svg:x="1.4cm" svg:y="0.628cm" presentation:class="title">
          <draw:text-box>
            <text:p>Voxels</text:p>
          </draw:text-box>
        </draw:frame>
        <draw:frame presentation:style-name="pr4" draw:text-style-name="P9" draw:layer="layout" svg:width="25.199cm" svg:height="9.134cm" svg:x="1.4cm" svg:y="3.685cm" presentation:class="outline">
          <draw:text-box>
            <text:list text:style-name="L2">
              <text:list-item>
                <text:p>TO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3" draw:layer="layout" svg:width="25.199cm" svg:height="12.19cm" svg:x="1.4cm" svg:y="0.628cm" presentation:class="subtitle">
          <draw:text-box>
            <text:p text:style-name="P14"><text:span text:style-name="T1">Operations on mesh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Operations on meshes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Tessellation and triangulation – </text:span><text:span text:style-name="T8">RTR 16</text:span></text:p>
              </text:list-item>
              <text:list-item>
                <text:p text:style-name="P7"><text:span text:style-name="T10">Consolidation – </text:span><text:span text:style-name="T8">RTR 16</text:span></text:p>
              </text:list-item>
              <text:list-item>
                <text:p text:style-name="P7"><text:span text:style-name="T10">Simplification – </text:span><text:span text:style-name="T8">RTR 16</text:span></text:p>
              </text:list-item>
              <text:list-item>
                <text:p text:style-name="P7"><text:span text:style-name="T10">Compression – </text:span><text:span text:style-name="T8">RTR 16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32">
        <draw:frame presentation:style-name="pr1" draw:text-style-name="P20" draw:layer="layout" svg:width="25.199cm" svg:height="12.19cm" svg:x="1.4cm" svg:y="0.628cm" presentation:class="subtitle" presentation:user-transformed="true">
          <draw:text-box>
            <text:p text:style-name="P4"><text:span text:style-name="T1">Digitaliz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Digitalization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Scanning, photogrammertry, measuring</text:span></text:p>
              </text:list-item>
              <text:list-item>
                <text:p><text:span text:style-name="T1"><text:a xlink:href="https://alicevision.org/#photogrammetry" xlink:type="simple">https://alicevision.org/#photogrammetry</text:a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1" draw:text-style-name="P20" draw:layer="layout" svg:width="25.199cm" svg:height="12.19cm" svg:x="1.4cm" svg:y="0.628cm" presentation:class="subtitle" presentation:user-transformed="true">
          <draw:text-box>
            <text:p text:style-name="P4"><text:span text:style-name="T1">Procedural modeli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 presentation:user-transformed="true">
          <draw:text-box>
            <text:p text:style-name="P4"><text:span text:style-name="T1">Procedural modeling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hape</text:span></text:p>
                <text:list>
                  <text:list-item>
                    <text:p><text:span text:style-name="T1">Procedural geometry</text:span></text:p>
                  </text:list-item>
                </text:list>
              </text:list-item>
              <text:list-item>
                <text:p><text:span text:style-name="T1">Material</text:span></text:p>
              </text:list-item>
              <text:list-item>
                <text:p><text:span text:style-name="T1">Noise</text:span></text:p>
              </text:list-item>
              <text:list-item>
                <text:p><text:span text:style-name="T1">Shaders</text:span></text:p>
              </text:list-item>
              <text:list-item>
                <text:p><text:span text:style-name="T1">Noding syste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utiger Light Condensed" svg:font-family="'Frutiger Light Condens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3T10:36:51.447145010</meta:creation-date>
    <meta:generator>LibreOffice/6.4.7.2$Linux_X86_64 LibreOffice_project/40$Build-2</meta:generator>
    <dc:date>2022-12-28T19:00:15.402033263</dc:date>
    <meta:editing-duration>PT5M29S</meta:editing-duration>
    <meta:editing-cycles>9</meta:editing-cycles>
    <meta:document-statistic meta:object-count="140"/>
  </office:meta>
</office:document-meta>
</file>